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 Italic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e403" officeooo:paragraph-rsid="0016e403"/>
    </style:style>
    <style:style style:name="P2" style:family="paragraph" style:parent-style-name="Title">
      <style:text-properties officeooo:rsid="0016e403" officeooo:paragraph-rsid="0016e403"/>
    </style:style>
    <style:style style:name="P3" style:family="paragraph" style:parent-style-name="Standard" style:list-style-name="L1">
      <style:text-properties officeooo:paragraph-rsid="0017a5a6"/>
    </style:style>
    <style:style style:name="P4" style:family="paragraph" style:parent-style-name="Standard" style:list-style-name="L1">
      <style:text-properties officeooo:paragraph-rsid="0016e403"/>
    </style:style>
    <style:style style:name="P5" style:family="paragraph" style:parent-style-name="Standard" style:list-style-name="L1">
      <style:text-properties officeooo:rsid="0016e403" officeooo:paragraph-rsid="0016e403"/>
    </style:style>
    <style:style style:name="P6" style:family="paragraph" style:parent-style-name="Standard" style:list-style-name="L1">
      <style:text-properties officeooo:rsid="0017a5a6" officeooo:paragraph-rsid="0017a5a6"/>
    </style:style>
    <style:style style:name="P7" style:family="paragraph" style:parent-style-name="Standard" style:list-style-name="L1">
      <style:text-properties officeooo:rsid="001906e2" officeooo:paragraph-rsid="001906e2"/>
    </style:style>
    <style:style style:name="P8" style:family="paragraph" style:parent-style-name="Standard">
      <style:text-properties officeooo:paragraph-rsid="001906e2"/>
    </style:style>
    <style:style style:name="P9" style:family="paragraph" style:parent-style-name="Text_20_body">
      <style:text-properties officeooo:rsid="001906e2" officeooo:paragraph-rsid="001906e2"/>
    </style:style>
    <style:style style:name="P10" style:family="paragraph" style:parent-style-name="Text_20_body" style:list-style-name="L2">
      <style:text-properties officeooo:rsid="001a94f0" officeooo:paragraph-rsid="001a94f0"/>
    </style:style>
    <style:style style:name="P11" style:family="paragraph" style:parent-style-name="Text_20_body" style:list-style-name="L2"/>
    <style:style style:name="P12" style:family="paragraph" style:parent-style-name="Text_20_body" style:list-style-name="L2">
      <style:text-properties officeooo:paragraph-rsid="001a94f0"/>
    </style:style>
    <style:style style:name="P13" style:family="paragraph" style:parent-style-name="Text_20_body" style:list-style-name="L2">
      <style:text-properties officeooo:paragraph-rsid="001bc7e0"/>
    </style:style>
    <style:style style:name="P14" style:family="paragraph" style:parent-style-name="Text_20_body" style:list-style-name="L2">
      <style:text-properties officeooo:rsid="001bc7e0" officeooo:paragraph-rsid="001bc7e0"/>
    </style:style>
    <style:style style:name="P15" style:family="paragraph" style:parent-style-name="Heading_20_1">
      <style:text-properties officeooo:rsid="001906e2" officeooo:paragraph-rsid="001906e2"/>
    </style:style>
    <style:style style:name="T1" style:family="text">
      <style:text-properties officeooo:rsid="0017a5a6"/>
    </style:style>
    <style:style style:name="T2" style:family="text">
      <style:text-properties officeooo:rsid="0017a5a6" loext:padding="0cm" loext:border="none"/>
    </style:style>
    <style:style style:name="T3" style:family="text">
      <style:text-properties officeooo:rsid="001906e2"/>
    </style:style>
    <style:style style:name="T4" style:family="text">
      <style:text-properties fo:language="uk" fo:country="UA"/>
    </style:style>
    <style:style style:name="T5" style:family="text">
      <style:text-properties fo:language="uk" fo:country="UA" officeooo:rsid="001906e2"/>
    </style:style>
    <style:style style:name="T6" style:family="text">
      <style:text-properties fo:language="uk" fo:country="UA" officeooo:rsid="001bc7e0"/>
    </style:style>
    <style:style style:name="T7" style:family="text">
      <style:text-properties fo:font-size="14pt" fo:language="uk" fo:country="UA" officeooo:rsid="001bc7e0" style:font-size-asian="14pt" style:font-size-complex="14pt"/>
    </style:style>
    <style:style style:name="T8" style:family="text">
      <style:text-properties officeooo:rsid="001a94f0"/>
    </style:style>
    <style:style style:name="T9" style:family="text">
      <style:text-properties officeooo:rsid="0016e40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Щоденник</text:p>
      <text:p text:style-name="P1">За час виданий на практику було виконано такі завдання</text:p>
      <text:list xml:id="list1529918261262124405" text:style-name="L1">
        <text:list-item>
          <text:p text:style-name="P5">Лабораторні роботи №1-5,6-7</text:p>
        </text:list-item>
        <text:list-item>
          <text:p text:style-name="P4"><text:span text:style-name="T9">Практичні завдання з програмування з сайту </text:span><text:a xlink:type="simple" xlink:href="https://tutor.amcbridge.com/" text:style-name="Internet_20_link" text:visited-style-name="Visited_20_Internet_20_Link"><text:span text:style-name="T9">https://tutor.amcbridge.com/</text:span></text:a></text:p>
          <text:list>
            <text:list-item>
              <text:p text:style-name="P3"><text:span text:style-name="T1">Character на 90%, замість нього було вирішено замінити на </text:span><text:span text:style-name="T2">Cashbox, який пройшов на 100%.</text:span></text:p>
            </text:list-item>
            <text:list-item>
              <text:p text:style-name="P6">Geometric progression nth — 100%</text:p>
            </text:list-item>
            <text:list-item>
              <text:p text:style-name="P6">If sequence contains element — 100%</text:p>
            </text:list-item>
            <text:list-item>
              <text:p text:style-name="P6">Intersection between ray and plane 3D — 100%</text:p>
            </text:list-item>
            <text:list-item>
              <text:p text:style-name="P6">Subsequence — 100%</text:p>
            </text:list-item>
          </text:list>
        </text:list-item>
        <text:list-item>
          <text:p text:style-name="P7">Калькулятор на смартфоні</text:p>
        </text:list-item>
      </text:list>
      <text:p text:style-name="P8"><text:span text:style-name="T3">Лабораторні роботи починаючи з 2-ої виконувалися у Libreoffice 5 на операційній системі Ubuntu, а також у Microsoft Office 2007 у емуляторі Wine, використовувався для перевірки на </text:span><text:bookmark text:name="result_box"/><text:span text:style-name="T4">сумісність </text:span><text:span text:style-name="T5">між цими видами програм, а також якщо у Libreoffice були відсутні деякі функції</text:span></text:p>
      <text:h text:style-name="P15" text:outline-level="1">Лаборатона робота 1</text:h>
      <text:p text:style-name="P9">Було виконано такі дії:</text:p>
      <text:list xml:id="list2348233803992842430" text:style-name="L2">
        <text:list-item>
          <text:p text:style-name="P12"><text:span text:style-name="T8">Виданий текст був переведений на українську мову для можливості виконання подальших дій</text:span></text:p>
        </text:list-item>
        <text:list-item>
          <text:p text:style-name="P10">У файл зберігли перекладений Лаб1_ПА-17-1_Панасенко.docx.</text:p>
        </text:list-item>
        <text:list-item>
          <text:p text:style-name="P10">Було встановлено поля 2 см.</text:p>
        </text:list-item>
        <text:list-item>
          <text:p text:style-name="P11">Також був використаний режим перегляду знаків, <text:span text:style-name="T4">що не друкуються</text:span></text:p>
        </text:list-item>
        <text:list-item>
          <text:p text:style-name="P14"><text:span text:style-name="T4">Було оформлено назву тексту прописними буквами.</text:span></text:p>
        </text:list-item>
        <text:list-item>
          <text:p text:style-name="P13"><text:span text:style-name="T6">Встановлено розмір тексту 14пт</text:span></text:p>
        </text:list-item>
        <text:list-item>
          <text:p text:style-name="P14">Встановлено міжрядковий інтервал 1,5.</text:p>
        </text:list-item>
        <text:list-item>
          <text:p text:style-name="P1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 Italic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25cm" fo:margin-bottom="0cm" loext:contextual-spacing="false" fo:line-height="110%" fo:text-align="justify" style:justify-single-word="false" fo:text-indent="1cm" style:auto-text-indent="false" style:page-number="auto">
        <style:tab-stops/>
      </style:paragraph-properties>
      <style:text-properties fo:color="#000000" style:font-name="Arial" fo:font-family="Arial" style:font-style-name="Regular" style:font-family-generic="swiss" style:font-pitch="variable" fo:language="uk" fo:country="UA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margin-left="0cm" fo:margin-right="0cm" fo:text-align="center" style:justify-single-word="false" fo:text-indent="0cm" style:auto-text-indent="false"/>
      <style:text-properties style:font-name="Arial1" fo:font-family="Arial" style:font-style-name="Bold" style:font-family-generic="swiss" style:font-pitch="variable" fo:font-size="28pt" fo:font-weight="bold" style:font-size-asian="28pt" style:font-weight-asian="bold" style:font-size-complex="28pt" style:font-weight-complex="60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align="center" style:justify-single-word="false" fo:text-indent="0cm" style:auto-text-indent="false" style:page-number="auto" style:shadow="none"/>
      <style:text-properties style:font-name="Arial2" fo:font-family="Arial" style:font-style-name="Bold Italic" style:font-family-generic="swiss" style:font-pitch="variable" fo:font-size="130%" fo:font-style="italic" style:text-underline-style="long-dash" style:text-underline-width="auto" style:text-underline-color="font-color" fo:font-weight="bold" style:font-size-asian="130%" style:font-weight-asian="bold" style:font-size-complex="130%" style:font-weight-complex="60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style:num-suffix="." style:num-format="1">
        <style:list-level-properties text:list-level-position-and-space-mode="label-alignment">
          <style:list-level-label-alignment text:label-followed-by="space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0:21:26.683074794</meta:creation-date>
    <dc:date>2018-06-20T21:08:26.514459512</dc:date>
    <meta:editing-duration>PT29M2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163" meta:character-count="1093" meta:non-whitespace-character-count="962"/>
  </office:meta>
</office:document-meta>
</file>